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5BC0000049ECDA1AEBAD39A190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6.08cm" svg:height="20.999cm" svg:x="0.948cm" svg:y="-0.014cm">
          <draw:image xlink:href="Pictures/10000201000005BC0000049ECDA1AEBAD39A190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8T20:32:01.503096763</meta:creation-date>
    <dc:date>2017-10-25T18:13:05.618975451</dc:date>
    <meta:editing-duration>PT2M13S</meta:editing-duration>
    <meta:editing-cycles>2</meta:editing-cycles>
    <meta:generator>LibreOffice/5.3.1.2$Linux_x86 LibreOffice_project/30m0$Build-2</meta:generator>
    <meta:document-statistic meta:object-count="24"/>
  </office:meta>
</office:document-meta>
</file>